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c1b" officeooo:paragraph-rsid="0002f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DS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9:58:15.086302271</meta:creation-date>
    <dc:date>2019-03-13T19:58:33.489148205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